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da14" officeooo:paragraph-rsid="0003da14"/>
    </style:style>
    <style:style style:name="P2" style:family="paragraph" style:parent-style-name="Standard">
      <style:paragraph-properties fo:break-before="page"/>
      <style:text-properties officeooo:rsid="0003da14" officeooo:paragraph-rsid="0003da14"/>
    </style:style>
    <style:style style:name="P3" style:family="paragraph" style:parent-style-name="Standard">
      <style:text-properties officeooo:rsid="0003da14" officeooo:paragraph-rsid="0008c1fc"/>
    </style:style>
    <style:style style:name="P4" style:family="paragraph" style:parent-style-name="Standard">
      <style:text-properties officeooo:rsid="00051bbf" officeooo:paragraph-rsid="0003da14"/>
    </style:style>
    <style:style style:name="P5" style:family="paragraph" style:parent-style-name="Standard">
      <style:text-properties officeooo:rsid="0008c1fc" officeooo:paragraph-rsid="0008c1fc"/>
    </style:style>
    <style:style style:name="P6" style:family="paragraph" style:parent-style-name="Standard">
      <style:text-properties fo:font-weight="bold" officeooo:rsid="0003da14" officeooo:paragraph-rsid="0003da14" style:font-weight-asian="bold" style:font-weight-complex="bold"/>
    </style:style>
    <style:style style:name="P7" style:family="paragraph" style:parent-style-name="Standard">
      <style:text-properties officeooo:rsid="000a586e" officeooo:paragraph-rsid="000a586e"/>
    </style:style>
    <style:style style:name="T1" style:family="text">
      <style:text-properties officeooo:rsid="000731aa"/>
    </style:style>
    <style:style style:name="T2" style:family="text">
      <style:text-properties officeooo:rsid="0008c1fc"/>
    </style:style>
    <style:style style:name="T3" style:family="text">
      <style:text-properties officeooo:rsid="000a586e"/>
    </style:style>
    <style:style style:name="T4" style:family="text">
      <style:text-properties officeooo:rsid="000c54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4 – Challenge Board Game – TUBOGA</text:p>
      <text:p text:style-name="P1"/>
      <text:p text:style-name="P1">What we need:</text:p>
      <text:p text:style-name="P1">A layout (board)</text:p>
      <text:p text:style-name="P1"><text:tab/><text:span text:style-name="T3">10 x 10</text:span></text:p>
      <text:p text:style-name="P1"><text:tab/><text:span text:style-name="T3">START (gets 100 florins)</text:span></text:p>
      <text:p text:style-name="P1"><text:tab/><text:span text:style-name="T3">SHOP (buy and sell)</text:span></text:p>
      <text:p text:style-name="P1"><text:tab/><text:span text:style-name="T3">QUERY (Quiz with price)</text:span></text:p>
      <text:p text:style-name="P1"><text:tab/><text:span text:style-name="T3">CHANCE (get money or good item or lose money or </text:span><text:span text:style-name="T4">item is destroyed</text:span><text:span text:style-name="T3">)</text:span></text:p>
      <text:p text:style-name="P7"><text:tab/>EVENT (Bad things (pay taxes, fine, go to prison) Good things (go to shop, go to start, get money)</text:p>
      <text:p text:style-name="P7"><text:tab/>Jail (skip your turn 3 times, roll dice if equal numbers <text:span text:style-name="T4">= </text:span>get out <text:span text:style-name="T4">or </text:span>pay to get out (500)</text:p>
      <text:p text:style-name="P7"><text:tab/>FAMOUS_PERSON (get a question or sell computer)</text:p>
      <text:p text:style-name="P7"><text:tab/>RANDOM_ITEM (get random item)</text:p>
      <text:p text:style-name="P7"/>
      <text:p text:style-name="P1">A dice <text:span text:style-name="T1">(done)</text:span></text:p>
      <text:p text:style-name="P1"><text:tab/><text:span text:style-name="T2">Gives two random numbers between 1 to 6</text:span></text:p>
      <text:p text:style-name="P1"><text:tab/><text:span text:style-name="T2">Product is the amount of money received</text:span></text:p>
      <text:p text:style-name="P1">Player one</text:p>
      <text:p text:style-name="P1"><text:tab/><text:span text:style-name="T2">Money:</text:span></text:p>
      <text:p text:style-name="P1"><text:tab/><text:span text:style-name="T2">Inventory: </text:span></text:p>
      <text:p text:style-name="P1">Player two</text:p>
      <text:p text:style-name="P3"><text:tab/><text:span text:style-name="T2">Money:</text:span></text:p>
      <text:p text:style-name="P3"><text:tab/><text:span text:style-name="T2">Inventory: </text:span></text:p>
      <text:p text:style-name="P1"/>
      <text:p text:style-name="P1">Money <text:span text:style-name="T2">(5000 florins wins the game)</text:span></text:p>
      <text:p text:style-name="P1">Economy (buying, selling)</text:p>
      <text:p text:style-name="P5">Shops give anywhere between 750 to 1200 florins</text:p>
      <text:p text:style-name="P5">FAMOUS_PERSON - sell computer (between 1000 - 1500)</text:p>
      <text:p text:style-name="P1"/>
      <text:p text:style-name="P6">Computer parts <text:span text:style-name="T3">costs</text:span></text:p>
      <text:p text:style-name="P5">Shop 1 <text:span text:style-name="T3">(total computer cost 800)</text:span></text:p>
      <text:p text:style-name="P5">keyboard - <text:span text:style-name="T3">50</text:span></text:p>
      <text:p text:style-name="P5">mouse - <text:span text:style-name="T3">50</text:span></text:p>
      <text:p text:style-name="P5">monitor - <text:span text:style-name="T3">130</text:span></text:p>
      <text:p text:style-name="P5">printer - <text:span text:style-name="T3">20</text:span></text:p>
      <text:p text:style-name="P5">CPU - <text:span text:style-name="T3">150</text:span></text:p>
      <text:p text:style-name="P5">GPU - <text:span text:style-name="T3">200</text:span></text:p>
      <text:p text:style-name="P5">motherboard - <text:span text:style-name="T4">75</text:span></text:p>
      <text:p text:style-name="P5">Mini Tower - <text:span text:style-name="T3">1</text:span><text:span text:style-name="T4">25</text:span></text:p>
      <text:p text:style-name="P5"><text:line-break/>Shop 2 <text:span text:style-name="T3">(total computer cost </text:span><text:span text:style-name="T4">875</text:span><text:span text:style-name="T3">)</text:span></text:p>
      <text:p text:style-name="P5">keyboard - <text:span text:style-name="T4">20</text:span></text:p>
      <text:p text:style-name="P5">mouse - <text:span text:style-name="T4">20</text:span></text:p>
      <text:p text:style-name="P5">monitor - <text:span text:style-name="T4">250</text:span></text:p>
      <text:p text:style-name="P5">printer - <text:span text:style-name="T4">10</text:span></text:p>
      <text:p text:style-name="P5">CPU - <text:span text:style-name="T4">200</text:span></text:p>
      <text:p text:style-name="P5">GPU - <text:span text:style-name="T4">250</text:span></text:p>
      <text:p text:style-name="P5">motherboard - <text:span text:style-name="T4">50</text:span></text:p>
      <text:p text:style-name="P5">Mini Tower - <text:span text:style-name="T4">75</text:span></text:p>
      <text:p text:style-name="P1"/>
      <text:p text:style-name="P2">Quizzes (multiple choice)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2:06:21.920000000</meta:creation-date>
    <dc:date>2024-03-05T14:24:32.840000000</dc:date>
    <meta:editing-duration>PT14M57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45" meta:word-count="209" meta:character-count="1092" meta:non-whitespace-character-count="908"/>
  </office:meta>
</office:document-meta>
</file>